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alBorder.integrateSegment( ConditionalBorder segment , boolean withNormal , boolean withLeadingTrailing , boolean withR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ditionalBorder.getDefaultBorder( CollapsingBorderModel collapsingBorder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ditionalBorder.integrateCompetingSegment( ConditionalBorder competitor , boolean withNormal , boolean withLeadingTrailing , boolean withR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ditionalBorder.ConditionalBorder( BorderSpecification normal , BorderSpecification leadingTrailing , BorderSpecification rest , CollapsingBorderModel collapsingBorder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ditionalBorder.resolve( ConditionalBorder competitor , boolean withNormal , boolean withLeadingTrailing , boolean withR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ditionalBorder.ConditionalBorder( BorderSpecification borderSpecification , CollapsingBorderModel collapsingBorder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ditionalBorder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Bor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